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7-31T15:29:22.497735043</dc:date>
    <dc:creator>Igor Khokhriakov</dc:creator>
    <meta:editing-duration>PT13M26S</meta:editing-duration>
    <meta:editing-cycles>1</meta:editing-cycles>
    <meta:generator>LibreOffice/4.3.3.2$Linux_X86_64 LibreOffice_project/430m0$Build-2</meta:generator>
    <meta:document-statistic meta:object-count="23"/>
  </office:meta>
</office:document-meta>
</file>